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AA0A522AF8.png"/>
  <manifest:file-entry manifest:media-type="image/png" manifest:full-path="Pictures/1000000000000186000000E14CC74F29.png"/>
  <manifest:file-entry manifest:media-type="image/png" manifest:full-path="Pictures/10000000000001BC000001E08F447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0.16cm" svg:height="5.08cm" svg:x="8.89cm" svg:y="4.445cm">
          <text:p text:style-name="P1">title slide yay</text:p>
          <text:p text:style-name="P1">2/19/12</text:p>
        </draw:rect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6.419cm" svg:height="15.24cm" svg:x="0.886cm" svg:y="3.175cm">
          <draw:image xlink:href="Pictures/1000000000000186000000E14CC74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7.379cm" svg:height="13.335cm" svg:x="0.621cm" svg:y="3.81cm">
          <draw:image xlink:href="Pictures/100000000000015D000000AA0A522AF8.png" xlink:type="simple" xlink:show="embed" xlink:actuate="onLoad">
            <text:p/>
          </draw:image>
        </draw:frame>
        <draw:rect draw:style-name="gr4" draw:text-style-name="P1" draw:layer="layout" svg:width="6.985cm" svg:height="1.905cm" svg:x="1.179cm" svg:y="14.381cm">
          <text:p/>
        </draw:rect>
        <draw:line draw:style-name="gr4" draw:text-style-name="P1" draw:layer="layout" svg:x1="18.415cm" svg:y1="2.54cm" svg:x2="18.415cm" svg:y2="5.08cm">
          <text:p/>
        </draw:line>
        <draw:line draw:style-name="gr4" draw:text-style-name="P1" draw:layer="layout" svg:x1="18.415cm" svg:y1="3.81cm" svg:x2="24.765cm" svg:y2="3.81cm">
          <text:p/>
        </draw:line>
        <draw:line draw:style-name="gr4" draw:text-style-name="P1" draw:layer="layout" svg:x1="24.765cm" svg:y1="2.54cm" svg:x2="24.765cm" svg:y2="5.08cm">
          <text:p/>
        </draw:line>
        <draw:rect draw:style-name="gr1" draw:text-style-name="P1" draw:layer="layout" svg:width="1.27cm" svg:height="1.27cm" svg:x="20.955cm" svg:y="1.905cm">
          <text:p text:style-name="P1">E</text:p>
        </draw:rect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19.36cm" svg:height="20.929cm" svg:x="4.445cm" svg:y="0.071cm">
          <draw:image xlink:href="Pictures/10000000000001BC000001E08F447DE4.png" xlink:type="simple" xlink:show="embed" xlink:actuate="onLoad">
            <text:p/>
          </draw:image>
        </draw:frame>
        <draw:rect draw:style-name="gr1" draw:text-style-name="P1" draw:layer="layout" svg:width="1.27cm" svg:height="1.27cm" svg:x="15.24cm" svg:y="3.175cm">
          <text:p text:style-name="P1">D</text:p>
        </draw:rect>
        <draw:rect draw:style-name="gr1" draw:text-style-name="P1" draw:layer="layout" svg:width="2.753cm" svg:height="2.296cm" svg:x="10.795cm" svg:y="18.415cm">
          <text:p text:style-name="P1">E</text:p>
        </draw:rect>
        <draw:rect draw:style-name="gr1" draw:text-style-name="P1" draw:layer="layout" svg:width="1.27cm" svg:height="1.27cm" svg:x="17.145cm" svg:y="10.16cm">
          <text:p text:style-name="P1">F</text:p>
        </draw:rect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 Kempster</meta:initial-creator>
    <meta:creation-date>2012-02-18T21:53:54.71</meta:creation-date>
    <meta:editing-duration>PT02H08M02S</meta:editing-duration>
    <meta:editing-cycles>2</meta:editing-cycles>
    <dc:date>2012-02-19T12:18:01.84</dc:date>
    <dc:creator>Matt Kempster</dc:creator>
    <meta:document-statistic meta:object-count="41"/>
    <meta:generator>OpenOffice.org/3.1$Win32 OpenOffice.org_project/310m19$Build-9420</meta:generator>
  </office:meta>
</office:document-meta>
</file>